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66in"/>
    </style:style>
    <style:style style:name="co2" style:family="table-column">
      <style:table-column-properties fo:break-before="auto" style:column-width="4.6992in"/>
    </style:style>
    <style:style style:name="co3" style:family="table-column">
      <style:table-column-properties fo:break-before="auto" style:column-width="5.540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ACM Simulator CRC Ca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sponsibilities</text:p>
          </table:table-cell>
          <table:table-cell office:value-type="string">
            <text:p>Collaborators</text:p>
          </table:table-cell>
        </table:table-row>
        <table:table-row table:style-name="ro2">
          <table:table-cell office:value-type="string">
            <text:p>SampleCurrent</text:p>
          </table:table-cell>
          <table:table-cell office:value-type="string">
            <text:p>Create a new sample current dist</text:p>
          </table:table-cell>
          <table:table-cell/>
        </table:table-row>
        <table:table-row table:style-name="ro1">
          <table:table-cell/>
          <table:table-cell office:value-type="string">
            <text:p>Furnish sample current vector field</text:p>
          </table:table-cell>
          <table:table-cell/>
        </table:table-row>
        <table:table-row table:style-name="ro2">
          <table:table-cell office:value-type="string">
            <text:p>AtomChip</text:p>
          </table:table-cell>
          <table:table-cell office:value-type="string">
            <text:p>Create a new atom chip</text:p>
          </table:table-cell>
          <table:table-cell/>
        </table:table-row>
        <table:table-row table:style-name="ro1">
          <table:table-cell/>
          <table:table-cell office:value-type="string">
            <text:p>Furnish atom chip currents</text:p>
          </table:table-cell>
          <table:table-cell/>
        </table:table-row>
        <table:table-row table:style-name="ro2">
          <table:table-cell office:value-type="string">
            <text:p>AtomCloud</text:p>
          </table:table-cell>
          <table:table-cell office:value-type="string">
            <text:p>Create a new atom cloud</text:p>
          </table:table-cell>
          <table:table-cell/>
        </table:table-row>
        <table:table-row table:style-name="ro1">
          <table:table-cell/>
          <table:table-cell office:value-type="string">
            <text:p>Furnish initial cloud distribution</text:p>
          </table:table-cell>
          <table:table-cell/>
        </table:table-row>
        <table:table-row table:style-name="ro1">
          <table:table-cell/>
          <table:table-cell office:value-type="string">
            <text:p>Furnish cloud temperature</text:p>
          </table:table-cell>
          <table:table-cell/>
        </table:table-row>
        <table:table-row table:style-name="ro1">
          <table:table-cell/>
          <table:table-cell office:value-type="string">
            <text:p>Furnish cloud number</text:p>
          </table:table-cell>
          <table:table-cell/>
        </table:table-row>
        <table:table-row table:style-name="ro2">
          <table:table-cell office:value-type="string">
            <text:p>Bfields</text:p>
          </table:table-cell>
          <table:table-cell office:value-type="string">
            <text:p>Create a new B field distribution</text:p>
          </table:table-cell>
          <table:table-cell/>
        </table:table-row>
        <table:table-row table:style-name="ro1">
          <table:table-cell/>
          <table:table-cell office:value-type="string">
            <text:p>Furnish B Fields</text:p>
          </table:table-cell>
          <table:table-cell/>
        </table:table-row>
        <table:table-row table:style-name="ro2">
          <table:table-cell office:value-type="string">
            <text:p>ImagingBeam</text:p>
          </table:table-cell>
          <table:table-cell office:value-type="string">
            <text:p>Create a new imaging beam</text:p>
          </table:table-cell>
          <table:table-cell/>
        </table:table-row>
        <table:table-row table:style-name="ro1">
          <table:table-cell/>
          <table:table-cell office:value-type="string">
            <text:p>furnish beam intensity</text:p>
          </table:table-cell>
          <table:table-cell/>
        </table:table-row>
        <table:table-row table:style-name="ro2">
          <table:table-cell office:value-type="string">
            <text:p>AtomDensity</text:p>
          </table:table-cell>
          <table:table-cell office:value-type="string">
            <text:p>Create a new atom number density</text:p>
          </table:table-cell>
          <table:table-cell/>
        </table:table-row>
        <table:table-row table:style-name="ro1">
          <table:table-cell/>
          <table:table-cell office:value-type="string">
            <text:p>furnish atom number density</text:p>
          </table:table-cell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Create a new image</text:p>
          </table:table-cell>
          <table:table-cell/>
        </table:table-row>
        <table:table-row table:style-name="ro1">
          <table:table-cell/>
          <table:table-cell office:value-type="string">
            <text:p>furnish image</text:p>
          </table:table-cell>
          <table:table-cell/>
        </table:table-row>
        <table:table-row table:style-name="ro2">
          <table:table-cell office:value-type="string">
            <text:p>DigitalImage</text:p>
          </table:table-cell>
          <table:table-cell office:value-type="string">
            <text:p>Create a new digital image</text:p>
          </table:table-cell>
          <table:table-cell/>
        </table:table-row>
        <table:table-row table:style-name="ro2">
          <table:table-cell/>
          <table:table-cell office:value-type="string">
            <text:p>furnish digitial imag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BfieldSim</text:p>
          </table:table-cell>
          <table:table-cell office:value-type="string">
            <text:p>Calculate B field due to sample and chip</text:p>
          </table:table-cell>
          <table:table-cell office:value-type="string">
            <text:p>SampleCurrentDist, AtomChip, Bfields</text:p>
          </table:table-cell>
        </table:table-row>
        <table:table-row table:style-name="ro2">
          <table:table-cell office:value-type="string">
            <text:p>AtomFieldInteraction</text:p>
          </table:table-cell>
          <table:table-cell office:value-type="string">
            <text:p>Calculate and create AtomNumberDensity from fields</text:p>
          </table:table-cell>
          <table:table-cell office:value-type="string">
            <text:p>Bfields, AtomCloud, AtomNumberDensity</text:p>
          </table:table-cell>
        </table:table-row>
        <table:table-row table:style-name="ro2">
          <table:table-cell office:value-type="string">
            <text:p>AtomLightInteraction</text:p>
          </table:table-cell>
          <table:table-cell office:value-type="string">
            <text:p>Calculate and create Image from ImagingBeam and AtomNumberDensity</text:p>
          </table:table-cell>
          <table:table-cell office:value-type="string">
            <text:p>ImagingBeam, AtomNumberDensity, Image</text:p>
          </table:table-cell>
        </table:table-row>
        <table:table-row table:style-name="ro2">
          <table:table-cell office:value-type="string">
            <text:p>ImagingSystem</text:p>
          </table:table-cell>
          <table:table-cell office:value-type="string">
            <text:p>Create a new imaging system</text:p>
          </table:table-cell>
          <table:table-cell/>
        </table:table-row>
        <table:table-row table:style-name="ro2">
          <table:table-cell/>
          <table:table-cell office:value-type="string">
            <text:p>Calculate and create new image from Image and ImagingSystem</text:p>
          </table:table-cell>
          <table:table-cell office:value-type="string">
            <text:p>Image</text:p>
          </table:table-cell>
        </table:table-row>
        <table:table-row table:style-name="ro1">
          <table:table-cell office:value-type="string">
            <text:p>CCD</text:p>
          </table:table-cell>
          <table:table-cell office:value-type="string">
            <text:p>create a new CCD</text:p>
          </table:table-cell>
          <table:table-cell/>
        </table:table-row>
        <table:table-row table:style-name="ro2">
          <table:table-cell/>
          <table:table-cell office:value-type="string">
            <text:p>Calculate and create DigitalImage from CCD and Image</text:p>
          </table:table-cell>
          <table:table-cell office:value-type="string">
            <text:p>Image, DigitalImage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Simulator</text:p>
          </table:table-cell>
          <table:table-cell office:value-type="string">
            <text:p>Retrieve object data from GUI and create entities</text:p>
          </table:table-cell>
          <table:table-cell office:value-type="string">
            <text:p>GUI, SampleCurrentDist, AtomChip, AtomCloud, ImagingBeam, ImagingSystem, CCD</text:p>
          </table:table-cell>
        </table:table-row>
        <table:table-row table:style-name="ro2">
          <table:table-cell/>
          <table:table-cell office:value-type="string">
            <text:p>Direct calculations</text:p>
          </table:table-cell>
          <table:table-cell office:value-type="string">
            <text:p>BfieldSim, AtomFieldInteraction,AtomLightInteraction,ImagingSystem,CCD</text:p>
          </table:table-cell>
        </table:table-row>
        <table:table-row table:style-name="ro2">
          <table:table-cell/>
          <table:table-cell office:value-type="string">
            <text:p>Direct analysis</text:p>
          </table:table-cell>
          <table:table-cell office:value-type="string">
            <text:p>Bfields, AtomNumberDensity, Image, DigitalImag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GUI</text:p>
          </table:table-cell>
          <table:table-cell office:value-type="string">
            <text:p>Accept input</text:p>
          </table:table-cell>
          <table:table-cell/>
        </table:table-row>
        <table:table-row table:style-name="ro1">
          <table:table-cell/>
          <table:table-cell office:value-type="string">
            <text:p>Begin simulation</text:p>
          </table:table-cell>
          <table:table-cell office:value-type="string">
            <text:p>Simulator</text:p>
          </table:table-cell>
        </table:table-row>
        <table:table-row table:style-name="ro1">
          <table:table-cell/>
          <table:table-cell office:value-type="string">
            <text:p>Display results</text:p>
          </table:table-cell>
          <table:table-cell office:value-type="string">
            <text:p>Simulator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4/21/2013</text:date>, <text:time>21:1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1T21:04:35.95</meta:creation-date>
    <dc:date>2013-04-21T21:18:15.41</dc:date>
    <meta:editing-duration>PT13M38S</meta:editing-duration>
    <meta:editing-cycles>3</meta:editing-cycles>
    <meta:generator>OpenOffice.org/3.4.1$Win32 OpenOffice.org_project/341m1$Build-9593</meta:generator>
    <meta:document-statistic meta:table-count="3" meta:cell-count="59" meta:object-count="0"/>
  </office:meta>
</office:document-meta>
</file>